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5.86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051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PL-NanoSprayLinea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id X</text:p>
          </table:table-cell>
          <table:table-cell office:value-type="string" calcext:value-type="string">
            <text:p>Mid Y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Layer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Arduino_Nano</text:p>
          </table:table-cell>
          <table:table-cell office:value-type="float" office:value="59.045" calcext:value-type="float">
            <text:p>59.045</text:p>
          </table:table-cell>
          <table:table-cell office:value-type="float" office:value="-61.607" calcext:value-type="float">
            <text:p>-61.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P_Elec_10x10.5</text:p>
          </table:table-cell>
          <table:table-cell office:value-type="float" office:value="75.164" calcext:value-type="float">
            <text:p>75.164</text:p>
          </table:table-cell>
          <table:table-cell office:value-type="float" office:value="-76.212" calcext:value-type="float">
            <text:p>-76.2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_2012Metric</text:p>
          </table:table-cell>
          <table:table-cell office:value-type="float" office:value="50.85" calcext:value-type="float">
            <text:p>50.85</text:p>
          </table:table-cell>
          <table:table-cell office:value-type="float" office:value="-102.7608" calcext:value-type="float">
            <text:p>-102.760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</text:p>
          </table:table-cell>
          <table:table-cell office:value-type="float" office:value="54.95" calcext:value-type="float">
            <text:p>54.95</text:p>
          </table:table-cell>
          <table:table-cell office:value-type="float" office:value="-111.1108" calcext:value-type="float">
            <text:p>-111.1108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</text:p>
          </table:table-cell>
          <table:table-cell office:value-type="float" office:value="84.5622" calcext:value-type="float">
            <text:p>84.5622</text:p>
          </table:table-cell>
          <table:table-cell office:value-type="float" office:value="-98.0518" calcext:value-type="float">
            <text:p>-98.0518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P_Elec_6.3x5.4</text:p>
          </table:table-cell>
          <table:table-cell office:value-type="float" office:value="85.3018" calcext:value-type="float">
            <text:p>85.3018</text:p>
          </table:table-cell>
          <table:table-cell office:value-type="float" office:value="-82.630566" calcext:value-type="float">
            <text:p>-82.63056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</text:p>
          </table:table-cell>
          <table:table-cell office:value-type="float" office:value="48.55" calcext:value-type="float">
            <text:p>48.55</text:p>
          </table:table-cell>
          <table:table-cell office:value-type="float" office:value="-113.55" calcext:value-type="float">
            <text:p>-113.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_2012Metric</text:p>
          </table:table-cell>
          <table:table-cell office:value-type="float" office:value="63.96" calcext:value-type="float">
            <text:p>63.96</text:p>
          </table:table-cell>
          <table:table-cell office:value-type="float" office:value="-102.374" calcext:value-type="float">
            <text:p>-102.37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</text:p>
          </table:table-cell>
          <table:table-cell office:value-type="float" office:value="59.756" calcext:value-type="float">
            <text:p>59.756</text:p>
          </table:table-cell>
          <table:table-cell office:value-type="float" office:value="-110.213" calcext:value-type="float">
            <text:p>-110.2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P_Elec_10x10.5</text:p>
          </table:table-cell>
          <table:table-cell office:value-type="float" office:value="178.181" calcext:value-type="float">
            <text:p>178.181</text:p>
          </table:table-cell>
          <table:table-cell office:value-type="float" office:value="-60.5028" calcext:value-type="float">
            <text:p>-60.5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</text:p>
          </table:table-cell>
          <table:table-cell office:value-type="float" office:value="59.817" calcext:value-type="float">
            <text:p>59.817</text:p>
          </table:table-cell>
          <table:table-cell office:value-type="float" office:value="-102.374" calcext:value-type="float">
            <text:p>-102.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P_Elec_10x10.5</text:p>
          </table:table-cell>
          <table:table-cell office:value-type="float" office:value="117.348" calcext:value-type="float">
            <text:p>117.348</text:p>
          </table:table-cell>
          <table:table-cell office:value-type="float" office:value="-47.244" calcext:value-type="float">
            <text:p>-47.2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P_Elec_10x10.5</text:p>
          </table:table-cell>
          <table:table-cell office:value-type="float" office:value="103.632" calcext:value-type="float">
            <text:p>103.632</text:p>
          </table:table-cell>
          <table:table-cell office:value-type="float" office:value="-47.244" calcext:value-type="float">
            <text:p>-47.2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P_Elec_10x10.5</text:p>
          </table:table-cell>
          <table:table-cell office:value-type="float" office:value="89.916" calcext:value-type="float">
            <text:p>89.916</text:p>
          </table:table-cell>
          <table:table-cell office:value-type="float" office:value="-47.244" calcext:value-type="float">
            <text:p>-47.2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</text:p>
          </table:table-cell>
          <table:table-cell office:value-type="float" office:value="93.98" calcext:value-type="float">
            <text:p>93.98</text:p>
          </table:table-cell>
          <table:table-cell office:value-type="float" office:value="-54.864" calcext:value-type="float">
            <text:p>-54.864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</text:p>
          </table:table-cell>
          <table:table-cell office:value-type="float" office:value="96.3222" calcext:value-type="float">
            <text:p>96.3222</text:p>
          </table:table-cell>
          <table:table-cell office:value-type="float" office:value="-98.0814" calcext:value-type="float">
            <text:p>-98.0814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P_Elec_6.3x5.4</text:p>
          </table:table-cell>
          <table:table-cell office:value-type="float" office:value="96.5762" calcext:value-type="float">
            <text:p>96.5762</text:p>
          </table:table-cell>
          <table:table-cell office:value-type="float" office:value="-82.630566" calcext:value-type="float">
            <text:p>-82.63056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</text:p>
          </table:table-cell>
          <table:table-cell office:value-type="float" office:value="106.6854" calcext:value-type="float">
            <text:p>106.6854</text:p>
          </table:table-cell>
          <table:table-cell office:value-type="float" office:value="-97.8782" calcext:value-type="float">
            <text:p>-97.8782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</text:p>
          </table:table-cell>
          <table:table-cell office:value-type="float" office:value="119.487" calcext:value-type="float">
            <text:p>119.487</text:p>
          </table:table-cell>
          <table:table-cell office:value-type="float" office:value="-98.1322" calcext:value-type="float">
            <text:p>-98.1322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P_Elec_6.3x5.4</text:p>
          </table:table-cell>
          <table:table-cell office:value-type="float" office:value="108.1586" calcext:value-type="float">
            <text:p>108.1586</text:p>
          </table:table-cell>
          <table:table-cell office:value-type="float" office:value="-82.4858" calcext:value-type="float">
            <text:p>-82.48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P_Elec_10x10.5</text:p>
          </table:table-cell>
          <table:table-cell office:value-type="float" office:value="163.1188" calcext:value-type="float">
            <text:p>163.1188</text:p>
          </table:table-cell>
          <table:table-cell office:value-type="float" office:value="-60.579" calcext:value-type="float">
            <text:p>-60.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P_Elec_6.3x5.4</text:p>
          </table:table-cell>
          <table:table-cell office:value-type="float" office:value="119.995" calcext:value-type="float">
            <text:p>119.995</text:p>
          </table:table-cell>
          <table:table-cell office:value-type="float" office:value="-82.5934" calcext:value-type="float">
            <text:p>-82.593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</text:p>
          </table:table-cell>
          <table:table-cell office:value-type="float" office:value="106.518" calcext:value-type="float">
            <text:p>106.518</text:p>
          </table:table-cell>
          <table:table-cell office:value-type="float" office:value="-69.476" calcext:value-type="float">
            <text:p>-69.476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</text:p>
          </table:table-cell>
          <table:table-cell office:value-type="float" office:value="157.2822" calcext:value-type="float">
            <text:p>157.2822</text:p>
          </table:table-cell>
          <table:table-cell office:value-type="float" office:value="-97.9798" calcext:value-type="float">
            <text:p>-97.9798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</text:p>
          </table:table-cell>
          <table:table-cell office:value-type="float" office:value="169.7282" calcext:value-type="float">
            <text:p>169.7282</text:p>
          </table:table-cell>
          <table:table-cell office:value-type="float" office:value="-98.1322" calcext:value-type="float">
            <text:p>-98.1322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P_Elec_6.3x5.4</text:p>
          </table:table-cell>
          <table:table-cell office:value-type="float" office:value="155.0416" calcext:value-type="float">
            <text:p>155.0416</text:p>
          </table:table-cell>
          <table:table-cell office:value-type="float" office:value="-82.55" calcext:value-type="float">
            <text:p>-82.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P_Elec_6.3x5.4</text:p>
          </table:table-cell>
          <table:table-cell office:value-type="float" office:value="165.1708" calcext:value-type="float">
            <text:p>165.1708</text:p>
          </table:table-cell>
          <table:table-cell office:value-type="float" office:value="-82.55" calcext:value-type="float">
            <text:p>-82.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</text:p>
          </table:table-cell>
          <table:table-cell office:value-type="float" office:value="132.3394" calcext:value-type="float">
            <text:p>132.3394</text:p>
          </table:table-cell>
          <table:table-cell office:value-type="float" office:value="-98.183" calcext:value-type="float">
            <text:p>-98.183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</text:p>
          </table:table-cell>
          <table:table-cell office:value-type="float" office:value="144.5314" calcext:value-type="float">
            <text:p>144.5314</text:p>
          </table:table-cell>
          <table:table-cell office:value-type="float" office:value="-98.0814" calcext:value-type="float">
            <text:p>-98.0814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P_Elec_6.3x5.4</text:p>
          </table:table-cell>
          <table:table-cell office:value-type="float" office:value="131.5266" calcext:value-type="float">
            <text:p>131.5266</text:p>
          </table:table-cell>
          <table:table-cell office:value-type="float" office:value="-82.4858" calcext:value-type="float">
            <text:p>-82.48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P_Elec_6.3x5.4</text:p>
          </table:table-cell>
          <table:table-cell office:value-type="float" office:value="144.0942" calcext:value-type="float">
            <text:p>144.0942</text:p>
          </table:table-cell>
          <table:table-cell office:value-type="float" office:value="-82.931" calcext:value-type="float">
            <text:p>-82.93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P_Elec_10x10.5</text:p>
          </table:table-cell>
          <table:table-cell office:value-type="float" office:value="193.3" calcext:value-type="float">
            <text:p>193.3</text:p>
          </table:table-cell>
          <table:table-cell office:value-type="float" office:value="-60.5028" calcext:value-type="float">
            <text:p>-60.5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</text:p>
          </table:table-cell>
          <table:table-cell office:value-type="float" office:value="73.3098" calcext:value-type="float">
            <text:p>73.3098</text:p>
          </table:table-cell>
          <table:table-cell office:value-type="float" office:value="-98.7418" calcext:value-type="float">
            <text:p>-98.7418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P_Elec_6.3x5.4</text:p>
          </table:table-cell>
          <table:table-cell office:value-type="float" office:value="88.8" calcext:value-type="float">
            <text:p>88.8</text:p>
          </table:table-cell>
          <table:table-cell office:value-type="float" office:value="-73.1" calcext:value-type="float">
            <text:p>-73.1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</text:p>
          </table:table-cell>
          <table:table-cell office:value-type="float" office:value="70.612" calcext:value-type="float">
            <text:p>70.612</text:p>
          </table:table-cell>
          <table:table-cell office:value-type="float" office:value="-51.308" calcext:value-type="float">
            <text:p>-51.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603_1608Metric</text:p>
          </table:table-cell>
          <table:table-cell office:value-type="float" office:value="176.3" calcext:value-type="float">
            <text:p>176.3</text:p>
          </table:table-cell>
          <table:table-cell office:value-type="float" office:value="-52" calcext:value-type="float">
            <text:p>-52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BAT42</text:p>
          </table:table-cell>
          <table:table-cell office:value-type="string" calcext:value-type="string">
            <text:p>SOD-323</text:p>
          </table:table-cell>
          <table:table-cell office:value-type="float" office:value="52.1975" calcext:value-type="float">
            <text:p>52.1975</text:p>
          </table:table-cell>
          <table:table-cell office:value-type="float" office:value="-114.65" calcext:value-type="float">
            <text:p>-114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SS26</text:p>
          </table:table-cell>
          <table:table-cell office:value-type="string" calcext:value-type="string">
            <text:p>SMA(DO-214AC)</text:p>
          </table:table-cell>
          <table:table-cell office:value-type="float" office:value="159" calcext:value-type="float">
            <text:p>159</text:p>
          </table:table-cell>
          <table:table-cell office:value-type="float" office:value="-70.9" calcext:value-type="float">
            <text:p>-7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BAT42</text:p>
          </table:table-cell>
          <table:table-cell office:value-type="string" calcext:value-type="string">
            <text:p>SOD-323</text:p>
          </table:table-cell>
          <table:table-cell office:value-type="float" office:value="65.766" calcext:value-type="float">
            <text:p>65.766</text:p>
          </table:table-cell>
          <table:table-cell office:value-type="float" office:value="-115.119" calcext:value-type="float">
            <text:p>-115.1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BAT42</text:p>
          </table:table-cell>
          <table:table-cell office:value-type="string" calcext:value-type="string">
            <text:p>SOD-323</text:p>
          </table:table-cell>
          <table:table-cell office:value-type="float" office:value="71.227" calcext:value-type="float">
            <text:p>71.227</text:p>
          </table:table-cell>
          <table:table-cell office:value-type="float" office:value="-115.119" calcext:value-type="float">
            <text:p>-115.1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SS26</text:p>
          </table:table-cell>
          <table:table-cell office:value-type="string" calcext:value-type="string">
            <text:p>SMA(DO-214AC)</text:p>
          </table:table-cell>
          <table:table-cell office:value-type="float" office:value="145.6" calcext:value-type="float">
            <text:p>145.6</text:p>
          </table:table-cell>
          <table:table-cell office:value-type="float" office:value="-72.25" calcext:value-type="float">
            <text:p>-72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SS26</text:p>
          </table:table-cell>
          <table:table-cell office:value-type="string" calcext:value-type="string">
            <text:p>SMA(DO-214AC)</text:p>
          </table:table-cell>
          <table:table-cell office:value-type="float" office:value="134.15" calcext:value-type="float">
            <text:p>134.15</text:p>
          </table:table-cell>
          <table:table-cell office:value-type="float" office:value="-61.6" calcext:value-type="float">
            <text:p>-61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SS26</text:p>
          </table:table-cell>
          <table:table-cell office:value-type="string" calcext:value-type="string">
            <text:p>SMA(DO-214AC)</text:p>
          </table:table-cell>
          <table:table-cell office:value-type="float" office:value="139.3" calcext:value-type="float">
            <text:p>139.3</text:p>
          </table:table-cell>
          <table:table-cell office:value-type="float" office:value="-42.1" calcext:value-type="float">
            <text:p>-4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SS26</text:p>
          </table:table-cell>
          <table:table-cell office:value-type="string" calcext:value-type="string">
            <text:p>SMA(DO-214AC)</text:p>
          </table:table-cell>
          <table:table-cell office:value-type="float" office:value="74.65" calcext:value-type="float">
            <text:p>74.65</text:p>
          </table:table-cell>
          <table:table-cell office:value-type="float" office:value="-103.6" calcext:value-type="float">
            <text:p>-103.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603_1608Metric</text:p>
          </table:table-cell>
          <table:table-cell office:value-type="float" office:value="41.8968" calcext:value-type="float">
            <text:p>41.8968</text:p>
          </table:table-cell>
          <table:table-cell office:value-type="float" office:value="-113.64065" calcext:value-type="float">
            <text:p>-113.640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SS26</text:p>
          </table:table-cell>
          <table:table-cell office:value-type="string" calcext:value-type="string">
            <text:p>SMA(DO-214AC)</text:p>
          </table:table-cell>
          <table:table-cell office:value-type="float" office:value="159.75" calcext:value-type="float">
            <text:p>159.75</text:p>
          </table:table-cell>
          <table:table-cell office:value-type="float" office:value="-51.1" calcext:value-type="float">
            <text:p>-5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603_1608Metric</text:p>
          </table:table-cell>
          <table:table-cell office:value-type="float" office:value="182.1" calcext:value-type="float">
            <text:p>182.1</text:p>
          </table:table-cell>
          <table:table-cell office:value-type="float" office:value="-86.9" calcext:value-type="float">
            <text:p>-86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BAT42</text:p>
          </table:table-cell>
          <table:table-cell office:value-type="string" calcext:value-type="string">
            <text:p>SOD-323</text:p>
          </table:table-cell>
          <table:table-cell office:value-type="float" office:value="60.91" calcext:value-type="float">
            <text:p>60.91</text:p>
          </table:table-cell>
          <table:table-cell office:value-type="float" office:value="-115.25" calcext:value-type="float">
            <text:p>-115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C492610</text:p>
          </table:table-cell>
          <table:table-cell office:value-type="string" calcext:value-type="string">
            <text:p>Fuse_Holder_C492610</text:p>
          </table:table-cell>
          <table:table-cell office:value-type="float" office:value="176.276" calcext:value-type="float">
            <text:p>176.276</text:p>
          </table:table-cell>
          <table:table-cell office:value-type="float" office:value="-80.219" calcext:value-type="float">
            <text:p>-80.2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C492610</text:p>
          </table:table-cell>
          <table:table-cell office:value-type="string" calcext:value-type="string">
            <text:p>Fuse_Holder_C492610</text:p>
          </table:table-cell>
          <table:table-cell office:value-type="float" office:value="78.232" calcext:value-type="float">
            <text:p>78.232</text:p>
          </table:table-cell>
          <table:table-cell office:value-type="float" office:value="-48.378" calcext:value-type="float">
            <text:p>-48.378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776087-1-776087-1</text:p>
          </table:table-cell>
          <table:table-cell office:value-type="float" office:value="7760871" calcext:value-type="float">
            <text:p>7760871</text:p>
          </table:table-cell>
          <table:table-cell office:value-type="float" office:value="113.443" calcext:value-type="float">
            <text:p>113.443</text:p>
          </table:table-cell>
          <table:table-cell office:value-type="float" office:value="-112.0582" calcext:value-type="float">
            <text:p>-112.0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PowerPin</text:p>
          </table:table-cell>
          <table:table-cell office:value-type="float" office:value="191.507" calcext:value-type="float">
            <text:p>191.507</text:p>
          </table:table-cell>
          <table:table-cell office:value-type="float" office:value="-79.756" calcext:value-type="float">
            <text:p>-79.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owerPin</text:p>
          </table:table-cell>
          <table:table-cell office:value-type="float" office:value="192.532" calcext:value-type="float">
            <text:p>192.532</text:p>
          </table:table-cell>
          <table:table-cell office:value-type="float" office:value="-104.14" calcext:value-type="float">
            <text:p>-104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SMDRI127-680MT</text:p>
          </table:table-cell>
          <table:table-cell office:value-type="string" calcext:value-type="string">
            <text:p>TMPA1265SP-101MN-D</text:p>
          </table:table-cell>
          <table:table-cell office:value-type="float" office:value="147.828" calcext:value-type="float">
            <text:p>147.828</text:p>
          </table:table-cell>
          <table:table-cell office:value-type="float" office:value="-60.452" calcext:value-type="float">
            <text:p>-60.452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MDRI127-680MT</text:p>
          </table:table-cell>
          <table:table-cell office:value-type="string" calcext:value-type="string">
            <text:p>TMPA1265SP-101MN-D</text:p>
          </table:table-cell>
          <table:table-cell office:value-type="float" office:value="132.08" calcext:value-type="float">
            <text:p>132.08</text:p>
          </table:table-cell>
          <table:table-cell office:value-type="float" office:value="-51.308" calcext:value-type="float">
            <text:p>-51.30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C_0603_1608Metric</text:p>
          </table:table-cell>
          <table:table-cell office:value-type="float" office:value="53.55" calcext:value-type="float">
            <text:p>53.55</text:p>
          </table:table-cell>
          <table:table-cell office:value-type="float" office:value="-102.9608" calcext:value-type="float">
            <text:p>-102.9608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_0603_1608Metric</text:p>
          </table:table-cell>
          <table:table-cell office:value-type="float" office:value="182.1" calcext:value-type="float">
            <text:p>182.1</text:p>
          </table:table-cell>
          <table:table-cell office:value-type="float" office:value="-89.25" calcext:value-type="float">
            <text:p>-89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_0603_1608Metric</text:p>
          </table:table-cell>
          <table:table-cell office:value-type="float" office:value="78.05" calcext:value-type="float">
            <text:p>78.05</text:p>
          </table:table-cell>
          <table:table-cell office:value-type="float" office:value="-113.3" calcext:value-type="float">
            <text:p>-113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122.868" calcext:value-type="float">
            <text:p>122.868</text:p>
          </table:table-cell>
          <table:table-cell office:value-type="float" office:value="-76.751" calcext:value-type="float">
            <text:p>-76.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603_1608Metric</text:p>
          </table:table-cell>
          <table:table-cell office:value-type="float" office:value="179.5" calcext:value-type="float">
            <text:p>179.5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603_1608Metric</text:p>
          </table:table-cell>
          <table:table-cell office:value-type="float" office:value="41.8968" calcext:value-type="float">
            <text:p>41.8968</text:p>
          </table:table-cell>
          <table:table-cell office:value-type="float" office:value="-111.59325" calcext:value-type="float">
            <text:p>-111.59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_0603_1608Metric</text:p>
          </table:table-cell>
          <table:table-cell office:value-type="float" office:value="103.693" calcext:value-type="float">
            <text:p>103.693</text:p>
          </table:table-cell>
          <table:table-cell office:value-type="float" office:value="-69.476" calcext:value-type="float">
            <text:p>-69.476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_0603_1608Metric</text:p>
          </table:table-cell>
          <table:table-cell office:value-type="float" office:value="100.868" calcext:value-type="float">
            <text:p>100.868</text:p>
          </table:table-cell>
          <table:table-cell office:value-type="float" office:value="-69.476" calcext:value-type="float">
            <text:p>-69.476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C_0603_1608Metric</text:p>
          </table:table-cell>
          <table:table-cell office:value-type="float" office:value="53.35" calcext:value-type="float">
            <text:p>53.35</text:p>
          </table:table-cell>
          <table:table-cell office:value-type="float" office:value="-116.75" calcext:value-type="float">
            <text:p>-116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C_0603_1608Metric</text:p>
          </table:table-cell>
          <table:table-cell office:value-type="float" office:value="57.15" calcext:value-type="float">
            <text:p>57.15</text:p>
          </table:table-cell>
          <table:table-cell office:value-type="float" office:value="-116.75" calcext:value-type="float">
            <text:p>-116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C_0603_1608Metric</text:p>
          </table:table-cell>
          <table:table-cell office:value-type="float" office:value="67.036" calcext:value-type="float">
            <text:p>67.036</text:p>
          </table:table-cell>
          <table:table-cell office:value-type="float" office:value="-107.594" calcext:value-type="float">
            <text:p>-107.594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V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</text:p>
          </table:table-cell>
          <table:table-cell office:value-type="float" office:value="50.827" calcext:value-type="float">
            <text:p>50.827</text:p>
          </table:table-cell>
          <table:table-cell office:value-type="float" office:value="-95.947" calcext:value-type="float">
            <text:p>-95.947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V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</text:p>
          </table:table-cell>
          <table:table-cell office:value-type="float" office:value="63.714" calcext:value-type="float">
            <text:p>63.714</text:p>
          </table:table-cell>
          <table:table-cell office:value-type="float" office:value="-95.897" calcext:value-type="float">
            <text:p>-95.89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23017_SO</text:p>
          </table:table-cell>
          <table:table-cell office:value-type="string" calcext:value-type="string">
            <text:p>SOIC-28W_7.5x17.9mm_P1.27mm</text:p>
          </table:table-cell>
          <table:table-cell office:value-type="float" office:value="114.768" calcext:value-type="float">
            <text:p>114.768</text:p>
          </table:table-cell>
          <table:table-cell office:value-type="float" office:value="-67.051" calcext:value-type="float">
            <text:p>-67.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DRV8251</text:p>
          </table:table-cell>
          <table:table-cell office:value-type="string" calcext:value-type="string">
            <text:p>DRV8251ADDR</text:p>
          </table:table-cell>
          <table:table-cell office:value-type="float" office:value="125.6338" calcext:value-type="float">
            <text:p>125.6338</text:p>
          </table:table-cell>
          <table:table-cell office:value-type="float" office:value="-95.4398" calcext:value-type="float">
            <text:p>-95.4398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DRV8251</text:p>
          </table:table-cell>
          <table:table-cell office:value-type="string" calcext:value-type="string">
            <text:p>DRV8251ADDR</text:p>
          </table:table-cell>
          <table:table-cell office:value-type="float" office:value="163.683" calcext:value-type="float">
            <text:p>163.683</text:p>
          </table:table-cell>
          <table:table-cell office:value-type="float" office:value="-95.4906" calcext:value-type="float">
            <text:p>-95.4906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DRV8251</text:p>
          </table:table-cell>
          <table:table-cell office:value-type="string" calcext:value-type="string">
            <text:p>DRV8251ADDR</text:p>
          </table:table-cell>
          <table:table-cell office:value-type="float" office:value="176.3322" calcext:value-type="float">
            <text:p>176.3322</text:p>
          </table:table-cell>
          <table:table-cell office:value-type="float" office:value="-95.3382" calcext:value-type="float">
            <text:p>-95.3382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DRV8251</text:p>
          </table:table-cell>
          <table:table-cell office:value-type="string" calcext:value-type="string">
            <text:p>DRV8251ADDR</text:p>
          </table:table-cell>
          <table:table-cell office:value-type="float" office:value="138.283" calcext:value-type="float">
            <text:p>138.283</text:p>
          </table:table-cell>
          <table:table-cell office:value-type="float" office:value="-95.389" calcext:value-type="float">
            <text:p>-95.389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DRV8251</text:p>
          </table:table-cell>
          <table:table-cell office:value-type="string" calcext:value-type="string">
            <text:p>DRV8251ADDR</text:p>
          </table:table-cell>
          <table:table-cell office:value-type="float" office:value="150.983" calcext:value-type="float">
            <text:p>150.983</text:p>
          </table:table-cell>
          <table:table-cell office:value-type="float" office:value="-95.4398" calcext:value-type="float">
            <text:p>-95.4398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SMD-4_4.6x7.62mm_P2.54mm</text:p>
          </table:table-cell>
          <table:table-cell office:value-type="float" office:value="74.35" calcext:value-type="float">
            <text:p>74.35</text:p>
          </table:table-cell>
          <table:table-cell office:value-type="float" office:value="-109.5" calcext:value-type="float">
            <text:p>-109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DRV8251</text:p>
          </table:table-cell>
          <table:table-cell office:value-type="string" calcext:value-type="string">
            <text:p>DRV8251ADDR</text:p>
          </table:table-cell>
          <table:table-cell office:value-type="float" office:value="78.0596" calcext:value-type="float">
            <text:p>78.0596</text:p>
          </table:table-cell>
          <table:table-cell office:value-type="float" office:value="-95.25565" calcext:value-type="float">
            <text:p>-95.2556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M7805_TO220</text:p>
          </table:table-cell>
          <table:table-cell office:value-type="string" calcext:value-type="string">
            <text:p>TO-220-3_Vertical</text:p>
          </table:table-cell>
          <table:table-cell office:value-type="float" office:value="173.3" calcext:value-type="float">
            <text:p>173.3</text:p>
          </table:table-cell>
          <table:table-cell office:value-type="float" office:value="-45.145" calcext:value-type="float">
            <text:p>-45.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M7809_TO220</text:p>
          </table:table-cell>
          <table:table-cell office:value-type="string" calcext:value-type="string">
            <text:p>TO-220-3_Vertical</text:p>
          </table:table-cell>
          <table:table-cell office:value-type="float" office:value="156.91" calcext:value-type="float">
            <text:p>156.91</text:p>
          </table:table-cell>
          <table:table-cell office:value-type="float" office:value="-45.0888" calcext:value-type="float">
            <text:p>-45.0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DRV8251</text:p>
          </table:table-cell>
          <table:table-cell office:value-type="string" calcext:value-type="string">
            <text:p>DRV8251ADDR</text:p>
          </table:table-cell>
          <table:table-cell office:value-type="float" office:value="89.7944" calcext:value-type="float">
            <text:p>89.7944</text:p>
          </table:table-cell>
          <table:table-cell office:value-type="float" office:value="-95.25565" calcext:value-type="float">
            <text:p>-95.2556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LM7805_TO220</text:p>
          </table:table-cell>
          <table:table-cell office:value-type="string" calcext:value-type="string">
            <text:p>TO-220-3_Vertical</text:p>
          </table:table-cell>
          <table:table-cell office:value-type="float" office:value="90.932" calcext:value-type="float">
            <text:p>90.932</text:p>
          </table:table-cell>
          <table:table-cell office:value-type="float" office:value="-58.42" calcext:value-type="float">
            <text:p>-58.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CP6002-xP</text:p>
          </table:table-cell>
          <table:table-cell office:value-type="string" calcext:value-type="string">
            <text:p>SOIC127P600X175-8N</text:p>
          </table:table-cell>
          <table:table-cell office:value-type="float" office:value="51.125" calcext:value-type="float">
            <text:p>51.125</text:p>
          </table:table-cell>
          <table:table-cell office:value-type="float" office:value="-108.8858" calcext:value-type="float">
            <text:p>-108.8858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MCP6002-xP</text:p>
          </table:table-cell>
          <table:table-cell office:value-type="string" calcext:value-type="string">
            <text:p>SOIC127P600X175-8N</text:p>
          </table:table-cell>
          <table:table-cell office:value-type="float" office:value="61.956" calcext:value-type="float">
            <text:p>61.956</text:p>
          </table:table-cell>
          <table:table-cell office:value-type="float" office:value="-106.438" calcext:value-type="float">
            <text:p>-106.4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DRV8251</text:p>
          </table:table-cell>
          <table:table-cell office:value-type="string" calcext:value-type="string">
            <text:p>DRV8251ADDR</text:p>
          </table:table-cell>
          <table:table-cell office:value-type="float" office:value="101.326" calcext:value-type="float">
            <text:p>101.326</text:p>
          </table:table-cell>
          <table:table-cell office:value-type="float" office:value="-95.20485" calcext:value-type="float">
            <text:p>-95.2048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DRV8251</text:p>
          </table:table-cell>
          <table:table-cell office:value-type="string" calcext:value-type="string">
            <text:p>DRV8251ADDR</text:p>
          </table:table-cell>
          <table:table-cell office:value-type="float" office:value="113.01" calcext:value-type="float">
            <text:p>113.01</text:p>
          </table:table-cell>
          <table:table-cell office:value-type="float" office:value="-95.30645" calcext:value-type="float">
            <text:p>-95.3064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 table:number-rows-repeated="104849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1T18:55:46.361000000</dc:date>
    <meta:editing-duration>PT3M26S</meta:editing-duration>
    <meta:editing-cycles>1</meta:editing-cycles>
    <meta:document-statistic meta:table-count="1" meta:cell-count="595" meta:object-count="0"/>
    <meta:generator>LibreOffice/24.2.0.3$Windows_X86_64 LibreOffice_project/da48488a73ddd66ea24cf16bbc4f7b9c08e9bea1</meta:generator>
  </office:meta>
</office:document-meta>
</file>